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officeooo:rsid="001f63fb" officeooo:paragraph-rsid="001f63fb" style:font-size-asian="12pt" style:font-size-complex="12pt"/>
    </style:style>
    <style:style style:name="P3" style:family="paragraph" style:parent-style-name="Standard">
      <style:paragraph-properties fo:text-align="justify" style:justify-single-word="false"/>
      <style:text-properties fo:font-size="12pt" officeooo:paragraph-rsid="001f63fb" style:font-size-asian="12pt" style:font-size-complex="12pt"/>
    </style:style>
    <style:style style:name="P4" style:family="paragraph" style:parent-style-name="Standard">
      <style:paragraph-properties fo:text-align="justify" style:justify-single-word="false"/>
      <style:text-properties fo:font-size="12pt" fo:font-weight="normal" officeooo:rsid="001e515f" officeooo:paragraph-rsid="001e515f"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e515f" officeooo:paragraph-rsid="001f63fb"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ec9c4" officeooo:paragraph-rsid="001f63fb"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f63fb" officeooo:paragraph-rsid="001f63f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4pt" fo:font-weight="normal" officeooo:rsid="001e515f" officeooo:paragraph-rsid="001e515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e515f" officeooo:paragraph-rsid="001f63f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f63fb" officeooo:paragraph-rsid="001f63fb"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ec9c4" officeooo:paragraph-rsid="001e515f"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officeooo:rsid="00219c03" officeooo:paragraph-rsid="00219c03"/>
    </style:style>
    <style:style style:name="P13" style:family="paragraph" style:parent-style-name="Standard">
      <style:paragraph-properties fo:text-align="justify" style:justify-single-word="false"/>
      <style:text-properties officeooo:rsid="00219c03" officeooo:paragraph-rsid="00236eac"/>
    </style:style>
    <style:style style:name="P14" style:family="paragraph" style:parent-style-name="Standard">
      <style:paragraph-properties fo:text-align="justify" style:justify-single-word="false"/>
      <style:text-properties officeooo:rsid="00219c03" officeooo:paragraph-rsid="00265402"/>
    </style:style>
    <style:style style:name="P15" style:family="paragraph" style:parent-style-name="Standard">
      <style:paragraph-properties fo:text-align="justify" style:justify-single-word="false"/>
      <style:text-properties officeooo:rsid="00236eac" officeooo:paragraph-rsid="00265402"/>
    </style:style>
    <style:style style:name="P16"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officeooo:paragraph-rsid="00265402"/>
    </style:style>
    <style:style style:name="P19" style:family="paragraph" style:parent-style-name="Standard">
      <style:paragraph-properties fo:text-align="justify" style:justify-single-word="false"/>
      <style:text-properties officeooo:paragraph-rsid="001e515f"/>
    </style:style>
    <style:style style:name="P20" style:family="paragraph" style:parent-style-name="Standard">
      <style:paragraph-properties fo:text-align="justify" style:justify-single-word="false"/>
      <style:text-properties style:font-name="Liberation Serif" fo:font-size="12pt" officeooo:rsid="00236eac" officeooo:paragraph-rsid="00265402" style:font-size-asian="12pt" style:font-size-complex="12pt"/>
    </style:style>
    <style:style style:name="P21" style:family="paragraph" style:parent-style-name="Standard">
      <style:paragraph-properties fo:text-align="justify" style:justify-single-word="false"/>
      <style:text-properties officeooo:rsid="0027ced5" officeooo:paragraph-rsid="0027ced5"/>
    </style:style>
    <style:style style:name="P22" style:family="paragraph" style:parent-style-name="Standard">
      <style:paragraph-properties fo:text-align="justify" style:justify-single-word="false"/>
      <style:text-properties officeooo:rsid="0027ced5" officeooo:paragraph-rsid="00288278"/>
    </style:style>
    <style:style style:name="P23" style:family="paragraph" style:parent-style-name="Standard">
      <style:paragraph-properties fo:text-align="justify" style:justify-single-word="false"/>
      <style:text-properties officeooo:rsid="00288278" officeooo:paragraph-rsid="00288278"/>
    </style:style>
    <style:style style:name="P24" style:family="paragraph" style:parent-style-name="Standard">
      <style:paragraph-properties fo:text-align="justify" style:justify-single-word="false"/>
      <style:text-properties fo:font-weight="bold" officeooo:rsid="00288278" officeooo:paragraph-rsid="00288278" style:font-weight-asian="bold" style:font-weight-complex="bold"/>
    </style:style>
    <style:style style:name="P25" style:family="paragraph" style:parent-style-name="Standard" style:list-style-name="L1">
      <style:paragraph-properties fo:text-align="justify" style:justify-single-word="false"/>
      <style:text-properties fo:font-size="12pt" officeooo:paragraph-rsid="001e515f" style:font-size-asian="12pt" style:font-size-complex="12pt"/>
    </style:style>
    <style:style style:name="P26" style:family="paragraph" style:parent-style-name="Standard" style:list-style-name="L1">
      <style:paragraph-properties fo:text-align="justify" style:justify-single-word="false"/>
      <style:text-properties officeooo:rsid="00219c03" officeooo:paragraph-rsid="00219c03"/>
    </style:style>
    <style:style style:name="P27" style:family="paragraph" style:parent-style-name="Standard" style:list-style-name="L1">
      <style:paragraph-properties fo:text-align="justify" style:justify-single-word="false"/>
      <style:text-properties officeooo:rsid="00236eac" officeooo:paragraph-rsid="00265402"/>
    </style:style>
    <style:style style:name="P28"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4bbaf" officeooo:paragraph-rsid="00265402" style:font-size-asian="12pt" style:font-weight-asian="bold" style:font-size-complex="12pt" style:font-weight-complex="bold"/>
    </style:style>
    <style:style style:name="P29" style:family="paragraph" style:parent-style-name="Standard" style:list-style-name="L1">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4bbaf" officeooo:paragraph-rsid="00219c03" style:font-size-asian="12pt" style:font-weight-asian="normal" style:font-size-complex="12pt" style:font-weight-complex="normal"/>
    </style:style>
    <style:style style:name="P30" style:family="paragraph" style:parent-style-name="Standard" style:list-style-name="L2">
      <style:paragraph-properties fo:text-align="justify" style:justify-single-word="false"/>
      <style:text-properties officeooo:paragraph-rsid="00265402"/>
    </style:style>
    <style:style style:name="P31" style:family="paragraph" style:parent-style-name="Standard">
      <style:paragraph-properties fo:text-align="justify" style:justify-single-word="false"/>
      <style:text-properties officeooo:paragraph-rsid="002c0d4a"/>
    </style:style>
    <style:style style:name="P32" style:family="paragraph" style:parent-style-name="Standard" style:list-style-name="L5">
      <style:paragraph-properties fo:text-align="justify" style:justify-single-word="false"/>
      <style:text-properties officeooo:paragraph-rsid="002c0d4a"/>
    </style:style>
    <style:style style:name="P33" style:family="paragraph" style:parent-style-name="Standard" style:list-style-name="L6">
      <style:paragraph-properties fo:text-align="justify" style:justify-single-word="false"/>
      <style:text-properties officeooo:paragraph-rsid="0036fd8e"/>
    </style:style>
    <style:style style:name="P34" style:family="paragraph" style:parent-style-name="Standard" style:list-style-name="L6">
      <style:paragraph-properties fo:text-align="justify" style:justify-single-word="false"/>
      <style:text-properties officeooo:paragraph-rsid="0038f1c1"/>
    </style:style>
    <style:style style:name="P35" style:family="paragraph" style:parent-style-name="Standard" style:list-style-name="L1">
      <style:paragraph-properties fo:text-align="justify" style:justify-single-word="false"/>
      <style:text-properties officeooo:rsid="0027ced5" officeooo:paragraph-rsid="0027ced5"/>
    </style:style>
    <style:style style:name="P36" style:family="paragraph" style:parent-style-name="Standard">
      <style:paragraph-properties fo:text-align="justify" style:justify-single-word="false"/>
      <style:text-properties officeooo:rsid="00288278" officeooo:paragraph-rsid="00288278"/>
    </style:style>
    <style:style style:name="P37" style:family="paragraph" style:parent-style-name="Standard" style:list-style-name="L1">
      <style:paragraph-properties fo:text-align="justify" style:justify-single-word="false"/>
      <style:text-properties fo:font-weight="bold" officeooo:rsid="00288278" officeooo:paragraph-rsid="00288278" style:font-weight-asian="bold" style:font-weight-complex="bold"/>
    </style:style>
    <style:style style:name="P38" style:family="paragraph" style:parent-style-name="Standard">
      <style:paragraph-properties fo:text-align="justify" style:justify-single-word="false"/>
      <style:text-properties fo:font-weight="bold" officeooo:rsid="00288278" officeooo:paragraph-rsid="00288278" style:font-weight-asian="bold" style:font-weight-complex="bold"/>
    </style:style>
    <style:style style:name="P39" style:family="paragraph" style:parent-style-name="Standard">
      <style:paragraph-properties fo:text-align="justify" style:justify-single-word="false"/>
      <style:text-properties fo:font-weight="bold" officeooo:rsid="00288278" officeooo:paragraph-rsid="002c0d4a" style:font-weight-asian="bold" style:font-weight-complex="bold"/>
    </style:style>
    <style:style style:name="P40" style:family="paragraph" style:parent-style-name="Standard">
      <style:paragraph-properties fo:text-align="justify" style:justify-single-word="false"/>
      <style:text-properties fo:font-weight="bold" officeooo:rsid="00288278" officeooo:paragraph-rsid="002d48b7" style:font-weight-asian="bold" style:font-weight-complex="bold"/>
    </style:style>
    <style:style style:name="P41" style:family="paragraph" style:parent-style-name="Standard" style:list-style-name="L4">
      <style:paragraph-properties fo:text-align="justify" style:justify-single-word="false"/>
      <style:text-properties fo:font-weight="bold" officeooo:rsid="002c0d4a" officeooo:paragraph-rsid="002c0d4a" style:font-weight-asian="bold" style:font-weight-complex="bold"/>
    </style:style>
    <style:style style:name="P42" style:family="paragraph" style:parent-style-name="Standard" style:list-style-name="L4">
      <style:paragraph-properties fo:text-align="justify" style:justify-single-word="false"/>
      <style:text-properties fo:font-weight="bold" officeooo:rsid="002cb4b2" officeooo:paragraph-rsid="002cb4b2" style:font-weight-asian="bold" style:font-weight-complex="bold"/>
    </style:style>
    <style:style style:name="P43" style:family="paragraph" style:parent-style-name="Standard" style:list-style-name="L4">
      <style:paragraph-properties fo:text-align="justify" style:justify-single-word="false"/>
      <style:text-properties fo:font-weight="bold" officeooo:rsid="002d48b7" officeooo:paragraph-rsid="002d48b7" style:font-weight-asian="bold" style:font-weight-complex="bold"/>
    </style:style>
    <style:style style:name="P44" style:family="paragraph" style:parent-style-name="Standard">
      <style:paragraph-properties fo:text-align="justify" style:justify-single-word="false"/>
      <style:text-properties fo:font-weight="bold" officeooo:rsid="002d48b7" officeooo:paragraph-rsid="002d48b7" style:font-weight-asian="bold" style:font-weight-complex="bold"/>
    </style:style>
    <style:style style:name="P45" style:family="paragraph" style:parent-style-name="Standard" style:list-style-name="L1">
      <style:paragraph-properties fo:text-align="justify" style:justify-single-word="false"/>
      <style:text-properties fo:font-weight="bold" officeooo:rsid="002d48b7" officeooo:paragraph-rsid="003d10a5" style:font-weight-asian="bold" style:font-weight-complex="bold"/>
    </style:style>
    <style:style style:name="P46" style:family="paragraph" style:parent-style-name="Standard">
      <style:paragraph-properties fo:text-align="justify" style:justify-single-word="false"/>
      <style:text-properties fo:font-weight="bold" officeooo:rsid="00350d47" officeooo:paragraph-rsid="00350d47" style:font-weight-asian="bold" style:font-weight-complex="bold"/>
    </style:style>
    <style:style style:name="P47" style:family="paragraph" style:parent-style-name="Standard" style:list-style-name="L1">
      <style:paragraph-properties fo:text-align="justify" style:justify-single-word="false"/>
      <style:text-properties fo:font-weight="bold" officeooo:rsid="003b8353" officeooo:paragraph-rsid="003b8353" style:font-weight-asian="bold" style:font-weight-complex="bold"/>
    </style:style>
    <style:style style:name="P48" style:family="paragraph" style:parent-style-name="Standard">
      <style:paragraph-properties fo:text-align="justify" style:justify-single-word="false"/>
      <style:text-properties fo:font-weight="bold" officeooo:rsid="003b8353" officeooo:paragraph-rsid="003b8353" style:font-weight-asian="bold" style:font-weight-complex="bold"/>
    </style:style>
    <style:style style:name="P49" style:family="paragraph" style:parent-style-name="Standard" style:list-style-name="L7">
      <style:paragraph-properties fo:text-align="justify" style:justify-single-word="false"/>
      <style:text-properties fo:font-weight="bold" officeooo:rsid="003b8353" officeooo:paragraph-rsid="003b8353" style:font-weight-asian="bold" style:font-weight-complex="bold"/>
    </style:style>
    <style:style style:name="P50" style:family="paragraph" style:parent-style-name="Standard" style:list-style-name="L1">
      <style:paragraph-properties fo:text-align="justify" style:justify-single-word="false"/>
      <style:text-properties fo:font-weight="normal" officeooo:rsid="0036fd8e" officeooo:paragraph-rsid="0036fd8e" style:font-weight-asian="normal" style:font-weight-complex="normal"/>
    </style:style>
    <style:style style:name="P51" style:family="paragraph" style:parent-style-name="Standard">
      <style:paragraph-properties fo:text-align="justify" style:justify-single-word="false"/>
      <style:text-properties fo:font-weight="normal" officeooo:rsid="0036fd8e" officeooo:paragraph-rsid="0036fd8e" style:font-weight-asian="normal" style:font-weight-complex="normal"/>
    </style:style>
    <style:style style:name="P52" style:family="paragraph" style:parent-style-name="Standard" style:list-style-name="L6">
      <style:paragraph-properties fo:text-align="justify" style:justify-single-word="false"/>
      <style:text-properties officeooo:rsid="0038f1c1" officeooo:paragraph-rsid="0038f1c1"/>
    </style:style>
    <style:style style:name="P53" style:family="paragraph">
      <style:paragraph-properties fo:text-align="center"/>
    </style:style>
    <style:style style:name="P54" style:family="paragraph">
      <loext:graphic-properties draw:fill-color="#ffffff"/>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e515f" style:font-weight-asian="normal" style:font-weight-complex="normal"/>
    </style:style>
    <style:style style:name="T3" style:family="text">
      <style:text-properties fo:font-weight="normal" officeooo:rsid="001ec9c4" style:font-weight-asian="normal" style:font-weight-complex="normal"/>
    </style:style>
    <style:style style:name="T4" style:family="text">
      <style:text-properties fo:font-weight="normal" officeooo:rsid="001f63fb" style:font-weight-asian="normal" style:font-weight-complex="normal"/>
    </style:style>
    <style:style style:name="T5" style:family="text">
      <style:text-properties fo:font-weight="normal" officeooo:rsid="002c0d4a" style:font-weight-asian="normal" style:font-weight-complex="normal"/>
    </style:style>
    <style:style style:name="T6" style:family="text">
      <style:text-properties fo:font-weight="normal" officeooo:rsid="002f0051" style:font-weight-asian="normal" style:font-weight-complex="normal"/>
    </style:style>
    <style:style style:name="T7" style:family="text">
      <style:text-properties fo:font-weight="normal" officeooo:rsid="0038f1c1"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e515f" style:font-weight-asian="bold" style:font-weight-complex="bold"/>
    </style:style>
    <style:style style:name="T10" style:family="text">
      <style:text-properties fo:font-weight="bold" officeooo:rsid="001f63fb" style:font-weight-asian="bold" style:font-weight-complex="bold"/>
    </style:style>
    <style:style style:name="T11" style:family="text">
      <style:text-properties officeooo:rsid="00236eac"/>
    </style:style>
    <style:style style:name="T1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officeooo:rsid="0024bbaf" style:font-size-asian="12pt" style:font-size-complex="12pt"/>
    </style:style>
    <style:style style:name="T14" style:family="text">
      <style:text-properties fo:font-variant="normal" fo:text-transform="none" fo:color="#000000" loext:opacity="100%" style:font-name="Liberation Serif" fo:font-size="12pt" fo:letter-spacing="normal" fo:font-style="normal" fo:font-weight="normal" officeooo:rsid="0024bbaf" style:font-size-asian="12pt" style:font-weight-asian="normal" style:font-size-complex="12pt" style:font-weight-complex="normal"/>
    </style:style>
    <style:style style:name="T15" style:family="text">
      <style:text-properties fo:font-variant="normal" fo:text-transform="none" fo:color="#000000" loext:opacity="100%" style:font-name="Liberation Serif" fo:font-size="12pt" fo:letter-spacing="normal" fo:font-style="normal" fo:font-weight="bold" officeooo:rsid="0024bbaf"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7" style:family="text">
      <style:text-properties officeooo:rsid="0024bbaf"/>
    </style:style>
    <style:style style:name="T18" style:family="text">
      <style:text-properties style:font-name="Liberation Serif" fo:font-size="12pt" officeooo:rsid="00236eac" style:font-size-asian="12pt" style:font-size-complex="12pt"/>
    </style:style>
    <style:style style:name="T19" style:family="text">
      <style:text-properties officeooo:rsid="0028827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319in" fo:min-width="0.5016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ffffff" draw:textarea-horizontal-align="justify" draw:textarea-vertical-align="middle" draw:auto-grow-height="false" fo:min-height="0.2291in" fo:min-width="0.8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ogramming Fundamentals -</text:p>
      <text:p text:style-name="P17">Assignment 2</text:p>
      <text:p text:style-name="P16"/>
      <text:p text:style-name="P1"/>
      <text:list xml:id="list1109923431" text:style-name="L1">
        <text:list-item>
          <text:p text:style-name="P25"><text:span text:style-name="T9">Statically typed language</text:span><text:span text:style-name="T2"> : In this type languages, the type </text:span><text:span text:style-name="T3">of a variable or expression is </text:span><text:span text:style-name="T2">checked at compile time.</text:span></text:p>
        </text:list-item>
      </text:list>
      <text:p text:style-name="P4"/>
      <text:p text:style-name="P3"><text:span text:style-name="T2"><text:tab/></text:span><text:span text:style-name="T9">Dynamically typed language</text:span><text:span text:style-name="T2">: In this type languages, the type </text:span><text:span text:style-name="T3">of a variable or <text:tab/>expression is <text:tab/></text:span><text:span text:style-name="T2">checked at </text:span><text:span text:style-name="T3">run </text:span><text:span text:style-name="T2">time.</text:span></text:p>
      <text:p text:style-name="P5"/>
      <text:p text:style-name="P3"><text:span text:style-name="T2"><text:tab/></text:span><text:span text:style-name="T9">Strongly typed languages</text:span><text:span text:style-name="T2">: </text:span><text:span text:style-name="T3">This type of languages </text:span><text:span text:style-name="T4">strictly </text:span><text:span text:style-name="T3">considered about the <text:tab/>type </text:span><text:span text:style-name="T4">when <text:tab/>creating variables and objects.</text:span></text:p>
      <text:p text:style-name="P6"/>
      <text:p text:style-name="P3"><text:span text:style-name="T3"><text:tab/></text:span><text:span text:style-name="T10">Loosely typed languages: </text:span><text:span text:style-name="T3">This type of languages </text:span><text:span text:style-name="T4">are not </text:span><text:span text:style-name="T3">considered about the <text:tab/>type </text:span><text:span text:style-name="T4">when <text:tab/>creating variables and objects.</text:span></text:p>
      <text:p text:style-name="P7"/>
      <text:p text:style-name="P2"><text:span text:style-name="T2"><text:tab/></text:span><text:span text:style-name="T9">Java </text:span><text:span text:style-name="T2">would fall into all statically typed, dynamically typed and strongly type <text:tab/>languages. </text:span></text:p>
      <text:p text:style-name="P8"/>
      <text:p text:style-name="P8"/>
      <text:list xml:id="list85851096213304" text:continue-numbering="true" text:style-name="L1">
        <text:list-item>
          <text:p text:style-name="P26"><text:span text:style-name="T8">Case sensitive</text:span> <text:span text:style-name="T11">means if the programming language needs to match two strings they can be equal when both strings have same characters respectively. As an example there are two variables called x and y.</text:span></text:p>
        </text:list-item>
      </text:list>
      <text:p text:style-name="P12"/>
      <text:p text:style-name="P14"><text:tab/><text:span text:style-name="T11">String x = “ my name”;</text:span></text:p>
      <text:list xml:id="list85849955658780" text:continue-numbering="true" text:style-name="L1">
        <text:list-header>
          <text:p text:style-name="P27">String y = “ my Name” ;</text:p>
          <text:p text:style-name="P27"/>
        </text:list-header>
      </text:list>
      <text:p text:style-name="P15"><text:tab/>if the programming language is case sensitive above variables are not equal. And if the<text:tab/>opposite of this happens in a programming language it is <text:span text:style-name="T8">case insensitive</text:span>. Because case <text:tab/><text:span text:style-name="T17">in</text:span>sensitive means <text:s/>it ignores the case (lowercase/ uppercase). When considering above example <text:tab/>when it is case insensitive both x and y are equal.</text:p>
      <text:p text:style-name="P20"/>
      <text:p text:style-name="P18"><text:span text:style-name="T18"><text:tab/></text:span><text:span text:style-name="T12">Some <text:s/>programming languages have varying case sensitivity; in </text:span><text:a xlink:type="simple" xlink:href="https://en.wikipedia.org/wiki/PHP" text:style-name="Internet_20_link" text:visited-style-name="Visited_20_Internet_20_Link"><text:span text:style-name="T16">PHP</text:span></text:a><text:span text:style-name="T12">, for example, <text:tab/>variable names are case-sensitive but function names are not case-sensitive. </text:span><text:span text:style-name="T13">This is <text:tab/>called <text:tab/></text:span><text:span text:style-name="T15">case sensitive-insensitive</text:span></text:p>
      <text:p text:style-name="P28"/>
      <text:list xml:id="list2081641861" text:style-name="L2">
        <text:list-item>
          <text:p text:style-name="P30"><text:span text:style-name="T15">java </text:span><text:span text:style-name="T14">is case-sensitive (for identifiers)</text:span></text:p>
        </text:list-item>
      </text:list>
      <text:p text:style-name="P12"/>
      <text:p text:style-name="P12"/>
      <text:list xml:id="list85851040819240" text:continue-list="list85849955658780" text:style-name="L1">
        <text:list-item>
          <text:p text:style-name="P35"><text:span text:style-name="T8">Identity Conversion</text:span>: Assigning <text:span text:style-name="T19">same type variables</text:span></text:p>
        </text:list-item>
      </text:list>
      <text:p text:style-name="P21"/>
      <text:p text:style-name="P21"/>
      <text:p text:style-name="P23"><text:tab/>Examples: <text:tab/>int number1 = 10;</text:p>
      <text:p text:style-name="P22"><text:tab/><text:tab/><text:tab/><text:span text:style-name="T19">int number2 = number1;</text:span></text:p>
      <text:p text:style-name="P22"/>
      <text:p text:style-name="P22"><text:tab/><text:tab/><text:tab/></text:p>
      <text:p text:style-name="P23"><text:tab/><text:tab/><text:tab/>float myFloat1 = 10.55;</text:p>
      <text:p text:style-name="P22"><text:tab/><text:tab/><text:tab/><text:span text:style-name="T19">float my Float2 = myFlaot2;</text:span></text:p>
      <text:list xml:id="list85850333187127" text:continue-numbering="true" text:style-name="L1">
        <text:list-item>
          <text:p text:style-name="P37"><text:soft-page-break/>Primitive widening conversion</text:p>
        </text:list-item>
      </text:list>
      <text:p text:style-name="P24"/>
      <text:p text:style-name="P24"><draw:custom-shape text:anchor-type="paragraph" draw:z-index="0" draw:name="Shape 1" draw:style-name="gr3" draw:text-style-name="P54" svg:width="0.8335in" svg:height="0.2295in" svg:x="0.5772in" svg:y="0.1327in"><text:p text:style-name="P53"><text:s/>byte</text:p><draw:enhanced-geometry svg:viewBox="0 0 21600 21600" draw:type="rectangle" draw:enhanced-path="M 0 0 L 21600 0 21600 21600 0 21600 0 0 Z N"/></draw:custom-shape><draw:custom-shape text:anchor-type="paragraph" draw:z-index="2" draw:name="Shape 3" draw:style-name="gr3" draw:text-style-name="P54" svg:width="0.8335in" svg:height="0.2295in" svg:x="2.152in" svg:y="0.1327in"><text:p text:style-name="P53"><text:s/>short</text:p><draw:enhanced-geometry svg:viewBox="0 0 21600 21600" draw:type="rectangle" draw:enhanced-path="M 0 0 L 21600 0 21600 21600 0 21600 0 0 Z N"/></draw:custom-shape><draw:custom-shape text:anchor-type="paragraph" draw:z-index="4" draw:name="Shape 5" draw:style-name="gr3" draw:text-style-name="P54" svg:width="0.8335in" svg:height="0.2295in" svg:x="3.7272in" svg:y="0.1327in"><text:p text:style-name="P53"><text:s/>int</text:p><draw:enhanced-geometry svg:viewBox="0 0 21600 21600" draw:type="rectangle" draw:enhanced-path="M 0 0 L 21600 0 21600 21600 0 21600 0 0 Z N"/></draw:custom-shape><draw:custom-shape text:anchor-type="paragraph" draw:z-index="6" draw:name="Shape 7" draw:style-name="gr3" draw:text-style-name="P54" svg:width="0.8335in" svg:height="0.2295in" svg:x="5.302in" svg:y="0.1327in"><text:p text:style-name="P53"><text:s/>long</text:p><draw:enhanced-geometry svg:viewBox="0 0 21600 21600" draw:type="rectangle" draw:enhanced-path="M 0 0 L 21600 0 21600 21600 0 21600 0 0 Z N"/></draw:custom-shape><text:tab/></text:p>
      <text:p text:style-name="P24"><draw:custom-shape text:anchor-type="paragraph" draw:z-index="1" draw:name="Shape 2" draw:style-name="gr2" svg:width="0.5732in" svg:height="0.063in" svg:x="1.49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name="Shape 4" draw:style-name="gr2" svg:width="0.5732in" svg:height="0.063in" svg:x="3.0689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Shape 6" draw:style-name="gr2" svg:width="0.5732in" svg:height="0.063in" svg:x="4.64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2" draw:name="Line 3" draw:style-name="gr1" draw:text-style-name="P53" svg:x1="5.4732in" svg:y1="0.1701in" svg:x2="4.348in" svg:y2="0.639in"><text:p/></draw:line><draw:line text:anchor-type="paragraph" draw:z-index="13" draw:name="Line 4" draw:style-name="gr1" draw:text-style-name="P53" svg:x1="4.348in" svg:y1="0.1701in" svg:x2="5.5669in" svg:y2="0.6598in"><text:p/></draw:line><text:tab/><text:tab/><text:tab/><text:tab/><text:tab/></text:p>
      <text:p text:style-name="P24"><draw:line text:anchor-type="paragraph" draw:z-index="10" draw:name="Line 1" draw:style-name="gr1" draw:text-style-name="P53" svg:x1="5.6811in" svg:y1="0.0409in" svg:x2="5.702in" svg:y2="0.5161in"><text:p/></draw:line><draw:line text:anchor-type="paragraph" draw:z-index="11" draw:name="Line 2" draw:style-name="gr1" draw:text-style-name="P53" svg:x1="4.0252in" svg:y1="0.0307in" svg:x2="4.0563in" svg:y2="0.5161in"><text:p/></draw:line></text:p>
      <text:p text:style-name="P24"/>
      <text:p text:style-name="P24"><draw:custom-shape text:anchor-type="paragraph" draw:z-index="7" draw:name="Shape 8" draw:style-name="gr3" draw:text-style-name="P54" svg:width="0.8335in" svg:height="0.2295in" svg:x="3.7272in" svg:y="0.1327in"><text:p text:style-name="P53"><text:s/>float</text:p><draw:enhanced-geometry svg:viewBox="0 0 21600 21600" draw:type="rectangle" draw:enhanced-path="M 0 0 L 21600 0 21600 21600 0 21600 0 0 Z N"/></draw:custom-shape><draw:custom-shape text:anchor-type="paragraph" draw:z-index="8" draw:name="Shape 9" draw:style-name="gr3" draw:text-style-name="P54" svg:width="0.8335in" svg:height="0.2295in" svg:x="5.302in" svg:y="0.1327in"><text:p text:style-name="P53"><text:s/>double</text:p><draw:enhanced-geometry svg:viewBox="0 0 21600 21600" draw:type="rectangle" draw:enhanced-path="M 0 0 L 21600 0 21600 21600 0 21600 0 0 Z N"/></draw:custom-shape></text:p>
      <text:p text:style-name="P24"><draw:custom-shape text:anchor-type="paragraph" draw:z-index="9" draw:name="Shape 10" draw:style-name="gr2" svg:width="0.5732in" svg:height="0.063in" svg:x="4.64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
      <text:p text:style-name="P24"/>
      <text:p text:style-name="P24"><text:tab/><text:span text:style-name="T5">This conversion is happening implicitly when passing a small size type into a larger size type.</text:span></text:p>
      <text:p text:style-name="P39"><text:span text:style-name="T5"><text:tab/></text:span></text:p>
      <text:p text:style-name="P39"><text:span text:style-name="T5"><text:tab/>Examples:</text:span></text:p>
      <text:p text:style-name="P31"><text:span text:style-name="T5"><text:tab/></text:span></text:p>
      <text:list xml:id="list1370150577" text:style-name="L5">
        <text:list-item>
          <text:p text:style-name="P32"><text:span text:style-name="T5">byte myByte =10;</text:span></text:p>
        </text:list-item>
        <text:list-item>
          <text:p text:style-name="P32"><text:span text:style-name="T5">short myShort = myByte; <text:s text:c="4"/><text:tab/> <text:tab/>// 16 bits ← 8 bits</text:span></text:p>
          <text:p text:style-name="P32"><text:span text:style-name="T5"/></text:p>
        </text:list-item>
      </text:list>
      <text:list xml:id="list3559741891" text:style-name="L4">
        <text:list-item>
          <text:p text:style-name="P41"><text:span text:style-name="T1">int myInt = myShort; <text:tab/><text:tab/><text:tab/>// <text:s/>32 bits ← 16 bits</text:span></text:p>
          <text:p text:style-name="P41"><text:span text:style-name="T1"/></text:p>
        </text:list-item>
        <text:list-item>
          <text:p text:style-name="P42"><text:span text:style-name="T1">char myChar = ‘A’;</text:span></text:p>
        </text:list-item>
        <text:list-item>
          <text:p text:style-name="P42"><text:span text:style-name="T1">int myInt2 = <text:s/>myChar;<text:tab/><text:tab/>// <text:s/></text:span><text:span text:style-name="T5">32 bits ← 16 bits</text:span></text:p>
          <text:p text:style-name="P42"><text:span text:style-name="T1"/></text:p>
        </text:list-item>
        <text:list-item>
          <text:p text:style-name="P41"><text:span text:style-name="T1">long myLong = myInt;<text:tab/><text:tab/>// <text:s/>64 bits ← 32 bits</text:span></text:p>
          <text:p text:style-name="P41"><text:span text:style-name="T1"/></text:p>
        </text:list-item>
        <text:list-item>
          <text:p text:style-name="P43"><text:span text:style-name="T1">float myFloat = myInt;<text:tab/><text:tab/></text:span><text:span text:style-name="T5">// <text:s/></text:span><text:span text:style-name="T1">32</text:span><text:span text:style-name="T5"> bits ← 32 bits</text:span></text:p>
        </text:list-item>
        <text:list-item>
          <text:p text:style-name="P43"><text:span text:style-name="T1">float myFloat2 = myLong;<text:tab/><text:tab/></text:span><text:span text:style-name="T5">// <text:s/></text:span><text:span text:style-name="T1">32 </text:span><text:span text:style-name="T5">bits ← </text:span><text:span text:style-name="T1">64 </text:span><text:span text:style-name="T5">bits</text:span></text:p>
          <text:p text:style-name="P43"><text:span text:style-name="T1"/></text:p>
        </text:list-item>
        <text:list-item>
          <text:p text:style-name="P43"><text:span text:style-name="T1">double myDouble = myFloat; <text:tab/></text:span><text:span text:style-name="T5">// <text:s/>64 bits ← 32 bits</text:span></text:p>
        </text:list-item>
        <text:list-item>
          <text:p text:style-name="P43"><text:span text:style-name="T5">d</text:span><text:span text:style-name="T1">ouble myDouble2 = myLong;<text:tab/></text:span><text:span text:style-name="T5">// <text:s/>64 bits ← </text:span><text:span text:style-name="T1">64</text:span><text:span text:style-name="T5"> bits</text:span></text:p>
        </text:list-item>
      </text:list>
      <text:p text:style-name="P44"><text:span text:style-name="T1"/></text:p>
      <text:p text:style-name="P44"><text:span text:style-name="T1"><text:tab/>When considering widening conversion from long to float, long to double and </text:span><text:span text:style-name="T6">int to float <text:tab/>precision of the result may loss. That is, the result may lose some of the least significant bits of t<text:tab/>he value. Because main objective of a float/double is storing data in a higher range in scientific <text:tab/>notation. They do not consider much about the precision. In this case, the resulting floating <text:tab/>point value will be correctly rounded version of the integer value according to IEEE 754.</text:span></text:p>
      <text:p text:style-name="P44"><text:span text:style-name="T1"/></text:p>
      <text:p text:style-name="P40"><text:span text:style-name="T5"/></text:p>
      <text:p text:style-name="P24"/>
      <text:list xml:id="list85851724626278" text:continue-list="list85850333187127" text:style-name="L1">
        <text:list-item>
          <text:p text:style-name="P50"><text:span text:style-name="T8">Run-timeconstant</text:span> is computed at the run time of application while <text:span text:style-name="T8">compile-time constant </text:span>is computed at the compile time. Further more compile time constant has only one value at each time and run time constant would change at each run time.</text:p>
        </text:list-item>
      </text:list>
      <text:p text:style-name="P51"/>
      <text:list xml:id="list3459572288" text:style-name="L6">
        <text:list-item>
          <text:p text:style-name="P33"><text:span text:style-name="T7">final int value1 = 10;<text:tab/><text:tab/><text:tab/><text:tab/><text:tab/>// compile-time constant </text:span></text:p>
          <text:p text:style-name="P33"><text:span text:style-name="T7"/></text:p>
        </text:list-item>
        <text:list-item>
          <text:p text:style-name="P34"><text:span text:style-name="T7">final int value2 = 10 * (int) Math.random();<text:tab/><text:tab/>// run-time constant</text:span></text:p>
          <text:p text:style-name="P52"><text:span text:style-name="T1"/></text:p>
        </text:list-item>
      </text:list>
      <text:p text:style-name="P51"><text:tab/></text:p>
      <text:p text:style-name="P46"/>
      <text:p text:style-name="P46"/>
      <text:list xml:id="list85850696938984" text:continue-list="list85851724626278" text:style-name="L1">
        <text:list-item>
          <text:p text:style-name="P47"><text:soft-page-break/>Narrowing primitive conversion <text:span text:style-name="T1">happens w</text:span><text:span text:style-name="T5">hen passing a </text:span><text:span text:style-name="T1">larger </text:span><text:span text:style-name="T5">size type into a </text:span><text:span text:style-name="T1">small</text:span><text:span text:style-name="T5"> size type. </text:span>Implicit (automatic) narrowing primitive conversion<text:span text:style-name="T1"> occurs when it is following some rules while it should be manually converted in </text:span>Explicit(casting) narrowing primitive conversion.</text:p>
        </text:list-item>
      </text:list>
      <text:p text:style-name="P48"/>
      <text:p text:style-name="P48"><text:tab/><text:span text:style-name="T1">Rules that should be satisfied to occur Implicit narrowing primitive conversion :</text:span></text:p>
      <text:p text:style-name="P48"><text:span text:style-name="T1"/></text:p>
      <text:list xml:id="list1126864815" text:style-name="L7">
        <text:list-item>
          <text:p text:style-name="P49"><text:span text:style-name="T1">There should be an assignment context</text:span></text:p>
        </text:list-item>
        <text:list-item>
          <text:p text:style-name="P49"><text:span text:style-name="T1">The value should be fallen within the range of both types</text:span></text:p>
        </text:list-item>
        <text:list-item>
          <text:p text:style-name="P49"><text:span text:style-name="T1">The value should be compile-time constant</text:span></text:p>
        </text:list-item>
      </text:list>
      <text:p text:style-name="P48"/>
      <text:p text:style-name="P48"/>
      <text:p text:style-name="P48"/>
      <text:list xml:id="list85850820989765" text:continue-list="list85850696938984" text:style-name="L1">
        <text:list-item>
          <text:p text:style-name="P45"><text:span text:style-name="T1">When considering widening conversion from long to float</text:span><text:span text:style-name="T6"> precision of the result may loss. That is, the result may lose some of the least significant bits of the value. Because main objective of a float/double is storing data in a higher range in scientific notation. They do not consider much about the precision. In this case, the resulting floating point value will be correctly rounded version of the integer value according to IEEE 754.</text:span></text:p>
        </text:list-item>
      </text:list>
      <text:p text:style-name="P24"/>
      <text:p text:style-name="P24"/>
      <text:p text:style-name="P24"/>
      <text:p text:style-name="P24"/>
      <text:p text:style-name="P24"/>
      <text:p text:style-name="P24"/>
      <text:p text:style-name="P21"/>
      <text:p text:style-name="P21"><text:tab/></text:p>
      <text:p text:style-name="P22"/>
      <text:p text:style-name="P23"/>
      <text:p text:style-name="P21"><text:tab/><text:tab/><text:tab/></text:p>
      <text:p text:style-name="P21"><text:tab/><text:tab/><text:tab/></text:p>
      <text:list xml:id="list85851225704156" text:continue-numbering="true" text:style-name="L1">
        <text:list-header>
          <text:p text:style-name="P26"/>
          <text:p text:style-name="P29"/>
        </text:list-header>
      </text:list>
      <text:p text:style-name="P12"/>
      <text:p text:style-name="P13"><text:tab/></text:p>
      <text:p text:style-name="P9"><text:tab/></text:p>
      <text:p text:style-name="P9"><text:tab/></text:p>
      <text:p text:style-name="P10"/>
      <text:p text:style-name="P11"><text:tab/></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56:13.490240274</meta:creation-date>
    <meta:generator>LibreOffice/7.3.7.2$Linux_X86_64 LibreOffice_project/30$Build-2</meta:generator>
    <dc:date>2023-07-31T08:58:49.484687044</dc:date>
    <meta:editing-duration>PT1H53M46S</meta:editing-duration>
    <meta:editing-cycles>14</meta:editing-cycles>
    <meta:document-statistic meta:table-count="0" meta:image-count="0" meta:object-count="0" meta:page-count="3" meta:paragraph-count="61" meta:word-count="671" meta:character-count="3946" meta:non-whitespace-character-count="3254"/>
  </office:meta>
</office:document-meta>
</file>